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TransformingResource.isAppend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TransformingResource.getS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tentTransformingResource.as( Class clazz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tentTransformingResource.ContentTransformingResource( ResourceCollection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TransformingResource.ContentTransforming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ntTransformingResource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ntTransformingRe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ntTransformingResource.getAppend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